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2" svg:font-family="'Arial Unicode MS'" style:font-family-generic="swiss"/>
    <style:font-face style:name="Courier New1" svg:font-family="'Courier New'" style:font-family-generic="moder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1" officeooo:rsid="000fbf37" officeooo:paragraph-rsid="001a5763"/>
    </style:style>
    <style:style style:name="P2" style:family="paragraph" style:parent-style-name="Standard">
      <style:paragraph-properties fo:text-align="center" style:justify-single-word="false"/>
      <style:text-properties style:font-name="Courier New1" officeooo:rsid="000ee298" officeooo:paragraph-rsid="001a5763"/>
    </style:style>
    <style:style style:name="P3" style:family="paragraph" style:parent-style-name="Standard">
      <style:paragraph-properties fo:text-align="start" style:justify-single-word="false"/>
      <style:text-properties style:font-name="Courier New1" officeooo:rsid="000ee298" officeooo:paragraph-rsid="000ee298"/>
    </style:style>
    <style:style style:name="P4" style:family="paragraph" style:parent-style-name="Standard">
      <style:paragraph-properties fo:text-align="start" style:justify-single-word="false"/>
      <style:text-properties style:font-name="Courier New1" officeooo:rsid="000ee298" officeooo:paragraph-rsid="001b3977"/>
    </style:style>
    <style:style style:name="P5" style:family="paragraph" style:parent-style-name="Standard">
      <style:paragraph-properties fo:text-align="start" style:justify-single-word="false"/>
      <style:text-properties style:font-name="Courier New1" officeooo:rsid="000ee298" officeooo:paragraph-rsid="00200405"/>
    </style:style>
    <style:style style:name="P6" style:family="paragraph" style:parent-style-name="Standard">
      <style:paragraph-properties fo:text-align="start" style:justify-single-word="false"/>
      <style:text-properties style:font-name="Courier New1" style:text-underline-style="none" fo:font-weight="normal" officeooo:rsid="00136647" officeooo:paragraph-rsid="000ee29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1" style:text-underline-style="none" fo:font-weight="normal" officeooo:rsid="00179a47" officeooo:paragraph-rsid="0018620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1" officeooo:paragraph-rsid="000ee298"/>
    </style:style>
    <style:style style:name="P9" style:family="paragraph" style:parent-style-name="Standard">
      <style:paragraph-properties fo:text-align="start" style:justify-single-word="false"/>
      <style:text-properties style:font-name="Courier New1" fo:font-weight="normal" officeooo:rsid="000f068e" officeooo:paragraph-rsid="000ee29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1" fo:font-weight="bold" officeooo:rsid="00136647" officeooo:paragraph-rsid="000ee29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1" fo:font-weight="bold" officeooo:rsid="00116e7c" officeooo:paragraph-rsid="00116e7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1" fo:font-weight="bold" officeooo:rsid="00116e7c" officeooo:paragraph-rsid="0018620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1" fo:font-weight="bold" officeooo:rsid="000fd9f9" officeooo:paragraph-rsid="000fd9f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1" fo:font-weight="bold" officeooo:rsid="0018620c" officeooo:paragraph-rsid="0018620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1" officeooo:rsid="000fd9f9" officeooo:paragraph-rsid="000fd9f9"/>
    </style:style>
    <style:style style:name="P16" style:family="paragraph" style:parent-style-name="Standard">
      <style:paragraph-properties fo:text-align="start" style:justify-single-word="false"/>
      <style:text-properties style:font-name="Courier New1" officeooo:rsid="00116e7c" officeooo:paragraph-rsid="00116e7c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1" fo:font-size="12pt" fo:letter-spacing="normal" fo:font-style="normal" fo:font-weight="normal" officeooo:rsid="000fbf37" officeooo:paragraph-rsid="000fbf37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officeooo:paragraph-rsid="000fbf37"/>
    </style:style>
    <style:style style:name="P19" style:family="paragraph" style:parent-style-name="Standard">
      <style:paragraph-properties fo:text-align="center" style:justify-single-word="false"/>
      <style:text-properties officeooo:rsid="001a5763" officeooo:paragraph-rsid="001a5763"/>
    </style:style>
    <style:style style:name="P20" style:family="paragraph" style:parent-style-name="Standard">
      <style:paragraph-properties fo:text-align="start" style:justify-single-word="false"/>
      <style:text-properties officeooo:paragraph-rsid="000ee298"/>
    </style:style>
    <style:style style:name="P21" style:family="paragraph" style:parent-style-name="Default">
      <style:paragraph-properties fo:text-align="start" style:justify-single-word="false"/>
      <style:text-properties style:font-name="Courier New" fo:font-size="12pt" officeooo:rsid="000fbf37" officeooo:paragraph-rsid="000fbf3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ourier New1" officeooo:rsid="000ee298" officeooo:paragraph-rsid="000ee298"/>
    </style:style>
    <style:style style:name="P23" style:family="paragraph" style:parent-style-name="Standard">
      <style:paragraph-properties fo:text-align="start" style:justify-single-word="false"/>
      <style:text-properties style:font-name="Courier New1" officeooo:rsid="000ee298" officeooo:paragraph-rsid="00263f5a"/>
    </style:style>
    <style:style style:name="P24" style:family="paragraph" style:parent-style-name="Standard">
      <style:paragraph-properties fo:text-align="start" style:justify-single-word="false"/>
      <style:text-properties style:font-name="Courier New1" officeooo:paragraph-rsid="000ee298"/>
    </style:style>
    <style:style style:name="P25" style:family="paragraph" style:parent-style-name="Standard">
      <style:paragraph-properties fo:text-align="start" style:justify-single-word="false"/>
      <style:text-properties style:font-name="Courier New1" officeooo:paragraph-rsid="00263f5a"/>
    </style:style>
    <style:style style:name="P26" style:family="paragraph" style:parent-style-name="Standard">
      <style:paragraph-properties fo:text-align="start" style:justify-single-word="false"/>
      <style:text-properties style:font-name="Courier New1" style:text-underline-style="none" fo:font-weight="normal" officeooo:rsid="00179a47" officeooo:paragraph-rsid="00179a4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1" officeooo:rsid="00116e7c" officeooo:paragraph-rsid="00116e7c"/>
    </style:style>
    <style:style style:name="P28" style:family="paragraph" style:parent-style-name="Standard">
      <style:paragraph-properties fo:text-align="start" style:justify-single-word="false"/>
      <style:text-properties style:font-name="Courier New1" officeooo:rsid="00116e7c" officeooo:paragraph-rsid="00263f5a"/>
    </style:style>
    <style:style style:name="P29" style:family="paragraph" style:parent-style-name="Standard">
      <style:paragraph-properties fo:text-align="start" style:justify-single-word="false"/>
      <style:text-properties style:font-name="Courier New1" fo:font-weight="bold" officeooo:rsid="0018620c" officeooo:paragraph-rsid="0018620c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61336"/>
    </style:style>
    <style:style style:name="P31" style:family="paragraph" style:parent-style-name="Standard">
      <style:paragraph-properties fo:text-align="start" style:justify-single-word="false"/>
      <style:text-properties officeooo:paragraph-rsid="00253482"/>
    </style:style>
    <style:style style:name="P32" style:family="paragraph" style:parent-style-name="Standard">
      <style:paragraph-properties fo:text-align="start" style:justify-single-word="false"/>
      <style:text-properties officeooo:paragraph-rsid="000ee298"/>
    </style:style>
    <style:style style:name="P33" style:family="paragraph" style:parent-style-name="Standard">
      <style:paragraph-properties fo:text-align="start" style:justify-single-word="false"/>
      <style:text-properties officeooo:paragraph-rsid="00200405"/>
    </style:style>
    <style:style style:name="P34" style:family="paragraph" style:parent-style-name="Standard">
      <style:paragraph-properties fo:text-align="start" style:justify-single-word="false"/>
      <style:text-properties officeooo:paragraph-rsid="00263f5a"/>
    </style:style>
    <style:style style:name="P35" style:family="paragraph" style:parent-style-name="Standard">
      <style:paragraph-properties fo:text-align="start" style:justify-single-word="false"/>
      <style:text-properties officeooo:paragraph-rsid="0018620c"/>
    </style:style>
    <style:style style:name="P36" style:family="paragraph" style:parent-style-name="Standard">
      <style:paragraph-properties fo:text-align="start" style:justify-single-word="false"/>
      <style:text-properties officeooo:paragraph-rsid="00116e7c"/>
    </style:style>
    <style:style style:name="P37" style:family="paragraph" style:parent-style-name="Standard">
      <style:paragraph-properties fo:text-align="start" style:justify-single-word="false"/>
      <style:text-properties officeooo:rsid="0023afd7" officeooo:paragraph-rsid="0023afd7"/>
    </style:style>
    <style:style style:name="T1" style:family="text">
      <style:text-properties officeooo:rsid="001a5763"/>
    </style:style>
    <style:style style:name="T2" style:family="text">
      <style:text-properties fo:font-variant="normal" fo:text-transform="none" fo:color="#000000" style:font-name="Courier New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Courier New1" fo:font-size="12pt" fo:letter-spacing="normal" fo:font-style="normal" fo:font-weight="normal" officeooo:rsid="000ee298" style:font-size-asian="12pt" style:font-size-complex="12pt"/>
    </style:style>
    <style:style style:name="T4" style:family="text">
      <style:text-properties fo:font-variant="normal" fo:text-transform="none" fo:color="#000000" style:font-name="Courier New1" fo:font-size="12pt" fo:letter-spacing="normal" fo:font-style="normal" fo:font-weight="normal" officeooo:rsid="001a5763" style:font-size-asian="12pt" style:font-size-complex="12pt"/>
    </style:style>
    <style:style style:name="T5" style:family="text">
      <style:text-properties officeooo:rsid="000f068e"/>
    </style:style>
    <style:style style:name="T6" style:family="text">
      <style:text-properties style:text-underline-style="solid" style:text-underline-width="auto" style:text-underline-color="font-color" fo:font-weight="normal" officeooo:rsid="00136647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caa73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f452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f594e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63f5a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1b397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068e" style:font-weight-asian="bold" style:font-weight-complex="bold"/>
    </style:style>
    <style:style style:name="T14" style:family="text">
      <style:text-properties fo:font-weight="bold" officeooo:rsid="00136647" style:font-weight-asian="bold" style:font-weight-complex="bold"/>
    </style:style>
    <style:style style:name="T15" style:family="text">
      <style:text-properties fo:font-weight="bold" officeooo:rsid="00263f5a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068e" style:font-weight-asian="normal" style:font-weight-complex="normal"/>
    </style:style>
    <style:style style:name="T18" style:family="text">
      <style:text-properties fo:font-weight="normal" officeooo:rsid="00136647" style:font-weight-asian="normal" style:font-weight-complex="normal"/>
    </style:style>
    <style:style style:name="T19" style:family="text">
      <style:text-properties fo:font-weight="normal" officeooo:rsid="00161336" style:font-weight-asian="normal" style:font-weight-complex="normal"/>
    </style:style>
    <style:style style:name="T20" style:family="text">
      <style:text-properties fo:font-weight="normal" officeooo:rsid="00179a47" style:font-weight-asian="normal" style:font-weight-complex="normal"/>
    </style:style>
    <style:style style:name="T21" style:family="text">
      <style:text-properties fo:font-weight="normal" officeooo:rsid="001a16d6" style:font-weight-asian="normal" style:font-weight-complex="normal"/>
    </style:style>
    <style:style style:name="T22" style:family="text">
      <style:text-properties fo:font-weight="normal" officeooo:rsid="001caa73" style:font-weight-asian="normal" style:font-weight-complex="normal"/>
    </style:style>
    <style:style style:name="T23" style:family="text">
      <style:text-properties fo:font-weight="normal" officeooo:rsid="00200405" style:font-weight-asian="normal" style:font-weight-complex="normal"/>
    </style:style>
    <style:style style:name="T24" style:family="text">
      <style:text-properties fo:font-weight="normal" officeooo:rsid="00263f5a" style:font-weight-asian="normal" style:font-weight-complex="normal"/>
    </style:style>
    <style:style style:name="T25" style:family="text">
      <style:text-properties style:text-underline-style="none" fo:font-weight="normal" officeooo:rsid="00136647" style:font-weight-asian="normal" style:font-weight-complex="normal"/>
    </style:style>
    <style:style style:name="T26" style:family="text">
      <style:text-properties style:text-underline-style="none" fo:font-weight="normal" officeooo:rsid="00146115" style:font-weight-asian="normal" style:font-weight-complex="normal"/>
    </style:style>
    <style:style style:name="T27" style:family="text">
      <style:text-properties style:text-underline-style="none" fo:font-weight="normal" officeooo:rsid="001caa73" style:font-weight-asian="normal" style:font-weight-complex="normal"/>
    </style:style>
    <style:style style:name="T28" style:family="text">
      <style:text-properties style:text-underline-style="none" fo:font-weight="normal" officeooo:rsid="001f4520" style:font-weight-asian="normal" style:font-weight-complex="normal"/>
    </style:style>
    <style:style style:name="T29" style:family="text">
      <style:text-properties style:text-underline-style="none" fo:font-weight="normal" officeooo:rsid="001f594e" style:font-weight-asian="normal" style:font-weight-complex="normal"/>
    </style:style>
    <style:style style:name="T30" style:family="text">
      <style:text-properties style:text-underline-style="none" fo:font-weight="normal" officeooo:rsid="00263f5a" style:font-weight-asian="normal" style:font-weight-complex="normal"/>
    </style:style>
    <style:style style:name="T31" style:family="text">
      <style:text-properties style:text-underline-style="none" fo:font-weight="bold" officeooo:rsid="00136647" style:font-weight-asian="bold" style:font-weight-complex="bold"/>
    </style:style>
    <style:style style:name="T32" style:family="text">
      <style:text-properties style:text-underline-style="none" officeooo:rsid="001b3977"/>
    </style:style>
    <style:style style:name="T33" style:family="text">
      <style:text-properties style:text-underline-style="none" officeooo:rsid="000f068e"/>
    </style:style>
    <style:style style:name="T34" style:family="text">
      <style:text-properties officeooo:rsid="001b3977"/>
    </style:style>
    <style:style style:name="T35" style:family="text">
      <style:text-properties style:font-name="Courier New1" officeooo:rsid="000ee298"/>
    </style:style>
    <style:style style:name="T36" style:family="text">
      <style:text-properties style:font-name="Courier New1" fo:font-weight="bold" officeooo:rsid="00116e7c" style:font-weight-asian="bold" style:font-weight-complex="bold"/>
    </style:style>
    <style:style style:name="T37" style:family="text">
      <style:text-properties style:font-name="Courier New1" fo:font-weight="bold" officeooo:rsid="001c84f4" style:font-weight-asian="bold" style:font-weight-complex="bold"/>
    </style:style>
    <style:style style:name="T38" style:family="text">
      <style:text-properties style:font-name="Courier New1" fo:font-weight="bold" officeooo:rsid="0018620c" style:font-weight-asian="bold" style:font-weight-complex="bold"/>
    </style:style>
    <style:style style:name="T39" style:family="text">
      <style:text-properties style:font-name="Courier New1" fo:font-weight="bold" officeooo:rsid="000f068e" style:font-weight-asian="bold" style:font-weight-complex="bold"/>
    </style:style>
    <style:style style:name="T40" style:family="text">
      <style:text-properties style:font-name="Courier New1" fo:font-weight="bold" officeooo:rsid="001f594e" style:font-weight-asian="bold" style:font-weight-complex="bold"/>
    </style:style>
    <style:style style:name="T41" style:family="text">
      <style:text-properties style:font-name="Courier New1" fo:font-weight="bold" officeooo:rsid="00263f5a" style:font-weight-asian="bold" style:font-weight-complex="bold"/>
    </style:style>
    <style:style style:name="T42" style:family="text">
      <style:text-properties style:font-name="Courier New1" fo:font-weight="normal" officeooo:rsid="00116e7c" style:font-weight-asian="normal" style:font-weight-complex="normal"/>
    </style:style>
    <style:style style:name="T43" style:family="text">
      <style:text-properties style:font-name="Courier New1" fo:font-weight="normal" officeooo:rsid="0018620c" style:font-weight-asian="normal" style:font-weight-complex="normal"/>
    </style:style>
    <style:style style:name="T44" style:family="text">
      <style:text-properties style:font-name="Courier New1" fo:font-weight="normal" officeooo:rsid="001f594e" style:font-weight-asian="normal" style:font-weight-complex="normal"/>
    </style:style>
    <style:style style:name="T45" style:family="text">
      <style:text-properties style:font-name="Courier New1" fo:font-weight="normal" officeooo:rsid="000f068e" style:font-weight-asian="normal" style:font-weight-complex="normal"/>
    </style:style>
    <style:style style:name="T46" style:family="text">
      <style:text-properties style:font-name="Courier New1" fo:font-weight="normal" officeooo:rsid="000fd9f9" style:font-weight-asian="normal" style:font-weight-complex="normal"/>
    </style:style>
    <style:style style:name="T47" style:family="text">
      <style:text-properties style:font-name="Courier New1" fo:font-weight="normal" officeooo:rsid="00136647" style:font-weight-asian="normal" style:font-weight-complex="normal"/>
    </style:style>
    <style:style style:name="T48" style:family="text">
      <style:text-properties style:font-name="Courier New1" fo:font-weight="normal" officeooo:rsid="00146115" style:font-weight-asian="normal" style:font-weight-complex="normal"/>
    </style:style>
    <style:style style:name="T49" style:family="text">
      <style:text-properties style:font-name="Courier New1" fo:font-weight="normal" officeooo:rsid="00200405" style:font-weight-asian="normal" style:font-weight-complex="normal"/>
    </style:style>
    <style:style style:name="T50" style:family="text">
      <style:text-properties style:font-name="Courier New1" fo:font-weight="normal" officeooo:rsid="00161336" style:font-weight-asian="normal" style:font-weight-complex="normal"/>
    </style:style>
    <style:style style:name="T51" style:family="text">
      <style:text-properties style:font-name="Courier New1" fo:font-weight="normal" officeooo:rsid="00263f5a" style:font-weight-asian="normal" style:font-weight-complex="normal"/>
    </style:style>
    <style:style style:name="T52" style:family="text">
      <style:text-properties style:font-name="Courier New1" style:text-underline-style="none" fo:font-weight="normal" officeooo:rsid="00200405" style:font-weight-asian="normal" style:font-weight-complex="normal"/>
    </style:style>
    <style:style style:name="T53" style:family="text">
      <style:text-properties style:font-name="Courier New1" style:text-underline-style="none" fo:font-weight="normal" officeooo:rsid="0023afd7" style:font-weight-asian="normal" style:font-weight-complex="normal"/>
    </style:style>
    <style:style style:name="T54" style:family="text">
      <style:text-properties style:font-name="Courier New1" style:text-underline-style="none" fo:font-weight="normal" officeooo:rsid="00253482" style:font-weight-asian="normal" style:font-weight-complex="normal"/>
    </style:style>
    <style:style style:name="T55" style:family="text">
      <style:text-properties style:font-name="Courier New1" style:text-underline-style="none" fo:font-weight="normal" officeooo:rsid="00146115" style:font-weight-asian="normal" style:font-weight-complex="normal"/>
    </style:style>
    <style:style style:name="T56" style:family="text">
      <style:text-properties style:font-name="Courier New1" style:text-underline-style="none" fo:font-weight="normal" officeooo:rsid="00179a47" style:font-weight-asian="normal" style:font-weight-complex="normal"/>
    </style:style>
    <style:style style:name="T57" style:family="text">
      <style:text-properties style:font-name="Courier New1" style:text-underline-style="none" fo:font-weight="bold" officeooo:rsid="0023afd7" style:font-weight-asian="bold" style:font-weight-complex="bold"/>
    </style:style>
    <style:style style:name="T58" style:family="text">
      <style:text-properties style:font-name="Courier New1" style:text-underline-style="solid" style:text-underline-width="auto" style:text-underline-color="font-color" fo:font-weight="normal" officeooo:rsid="00200405" style:font-weight-asian="normal" style:font-weight-complex="normal"/>
    </style:style>
    <style:style style:name="T59" style:family="text">
      <style:text-properties style:font-name="Courier New1" style:text-underline-style="solid" style:text-underline-width="auto" style:text-underline-color="font-color" fo:font-weight="normal" officeooo:rsid="00253482" style:font-weight-asian="normal" style:font-weight-complex="normal"/>
    </style:style>
    <style:style style:name="T60" style:family="text">
      <style:text-properties style:font-name="Courier New1" fo:font-style="italic" style:text-underline-style="none" fo:font-weight="normal" officeooo:rsid="00200405" style:font-style-asian="italic" style:font-weight-asian="normal" style:font-style-complex="italic" style:font-weight-complex="normal"/>
    </style:style>
    <style:style style:name="T61" style:family="text">
      <style:text-properties style:font-name="Courier New1" fo:font-style="italic" style:text-underline-style="none" fo:font-weight="normal" officeooo:rsid="00161336" style:font-style-asian="italic" style:font-weight-asian="normal" style:font-style-complex="italic" style:font-weight-complex="normal"/>
    </style:style>
    <style:style style:name="T62" style:family="text">
      <style:text-properties officeooo:rsid="001caa73"/>
    </style:style>
    <style:style style:name="T63" style:family="text">
      <style:text-properties officeooo:rsid="001f4520"/>
    </style:style>
    <style:style style:name="T64" style:family="text">
      <style:text-properties fo:font-style="italic" style:text-underline-style="none" officeooo:rsid="001b3977" style:font-style-asian="italic" style:font-style-complex="italic"/>
    </style:style>
    <style:style style:name="T65" style:family="text">
      <style:text-properties fo:font-style="italic" style:text-underline-style="none" fo:font-weight="normal" officeooo:rsid="00136647" style:font-style-asian="italic" style:font-weight-asian="normal" style:font-style-complex="italic" style:font-weight-complex="normal"/>
    </style:style>
    <style:style style:name="T66" style:family="text">
      <style:text-properties fo:font-style="italic" style:text-underline-style="none" fo:font-weight="normal" officeooo:rsid="001f594e" style:font-style-asian="italic" style:font-weight-asian="normal" style:font-style-complex="italic" style:font-weight-complex="normal"/>
    </style:style>
    <style:style style:name="T67" style:family="text">
      <style:text-properties fo:font-style="italic" style:text-underline-style="none" fo:font-weight="normal" officeooo:rsid="00161336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fo:font-weight="normal" officeooo:rsid="00263f5a" style:font-style-asian="italic" style:font-weight-asian="normal" style:font-style-complex="italic" style:font-weight-complex="normal"/>
    </style:style>
    <style:style style:name="T69" style:family="text">
      <style:text-properties officeooo:rsid="00263f5a"/>
    </style:style>
    <style:style style:name="T70" style:family="text">
      <style:text-properties fo:font-style="normal" style:text-underline-style="none" fo:font-weight="normal" officeooo:rsid="00263f5a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136647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1f594e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0263f5a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solid" style:text-underline-width="auto" style:text-underline-color="font-color" fo:font-weight="normal" officeooo:rsid="001f594e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solid" style:text-underline-width="auto" style:text-underline-color="font-color" fo:font-weight="normal" officeooo:rsid="00136647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Entities</text:span>: </text:p>
      <text:p text:style-name="P3"><text:s text:c="2"/><text:span text:style-name="T13">User</text:span><text:span text:style-name="T5">:</text:span></text:p>
      <text:p text:style-name="P3"><text:s text:c="4"/><text:span text:style-name="T5">Attributes:</text:span></text:p>
      <text:p text:style-name="P4"><text:s text:c="6"/><text:span text:style-name="T11">user_ID</text:span><text:span text:style-name="T32"> </text:span><text:span text:style-name="T64">(key)</text:span><text:span text:style-name="T32">: unique user ID number. </text:span><text:span text:style-name="T33">There cannot be another <text:tab/><text:tab/><text:tab/><text:tab/> exact user </text:span><text:span text:style-name="T32">ID</text:span><text:span text:style-name="T33">, this will allow the database to <text:tab/><text:tab/><text:tab/><text:tab/> identify individual users.</text:span></text:p>
      <text:p text:style-name="P3"><text:s text:c="6"/><text:span text:style-name="T34">n</text:span><text:span text:style-name="T33">ame</text:span><text:span text:style-name="T5">: this is the user name that the user will <text:tab/><text:tab/><text:tab/><text:tab/><text:tab/> <text:s/>enter during the app setup.</text:span></text:p>
      <text:p text:style-name="P3"><text:s text:c="6"/></text:p>
      <text:p text:style-name="P3"><text:s text:c="2"/><text:span text:style-name="T14">Workout:</text:span></text:p>
      <text:p text:style-name="P3"><text:span text:style-name="T14"><text:s text:c="4"/></text:span><text:span text:style-name="T18">Attributes:</text:span></text:p>
      <text:p text:style-name="P3"><text:span text:style-name="T18"><text:s text:c="6"/></text:span><text:span text:style-name="T22">d</text:span><text:span text:style-name="T6">ate_</text:span><text:span text:style-name="T7">completed</text:span><text:span text:style-name="T27"> </text:span><text:span text:style-name="T65">(key)</text:span><text:span text:style-name="T25">: the date and time workout took place</text:span></text:p>
      <text:p text:style-name="P23"><text:span text:style-name="T25"><text:s text:c="6"/></text:span><text:span text:style-name="T10">user_ID</text:span><text:span text:style-name="T30"> </text:span><text:span text:style-name="T68">(</text:span><text:span text:style-name="T67">discriminator</text:span><text:span text:style-name="T68">)</text:span><text:span text:style-name="T70">: ID of user logging workout</text:span></text:p>
      <text:p text:style-name="P6"><text:s text:c="6"/><text:span text:style-name="T62">t</text:span>ype: what part of the body the workout exercised e.g. cardio</text:p>
      <text:p text:style-name="P6"><text:s text:c="6"/><text:span text:style-name="T62">i</text:span>ntensity: light, moderate vigorous </text:p>
      <text:p text:style-name="P6"><text:s text:c="6"/><text:span text:style-name="T62">d</text:span>uration: saved in <text:span text:style-name="T62">minutes displayed as</text:span> HH:MM format</text:p>
      <text:p text:style-name="P6"/>
      <text:p text:style-name="P8"><text:span text:style-name="T25"><text:s text:c="2"/></text:span><text:span text:style-name="T31">Weight:</text:span></text:p>
      <text:p text:style-name="P8"><text:span text:style-name="T31"><text:s text:c="4"/></text:span><text:span text:style-name="T25">Attributes:</text:span></text:p>
      <text:p text:style-name="P8"><text:span text:style-name="T25"><text:s text:c="6"/></text:span><text:span text:style-name="T28">d</text:span><text:span text:style-name="T6">ate_</text:span><text:span text:style-name="T8">logged</text:span><text:span text:style-name="T28"> </text:span><text:span text:style-name="T65">(key)</text:span><text:span text:style-name="T25">: the date and time the weight was logged</text:span></text:p>
      <text:p text:style-name="P25"><text:span text:style-name="T25"><text:s text:c="6"/></text:span><text:span text:style-name="T10">user_ID</text:span><text:span text:style-name="T30"> (</text:span><text:span text:style-name="T67">discriminator</text:span><text:span text:style-name="T68">): ID of user logging their weight</text:span></text:p>
      <text:p text:style-name="P6"><text:s text:c="6"/><text:span text:style-name="T63">user_weight</text:span>: how many pounds or kilograms the user weighs</text:p>
      <text:p text:style-name="P6"><text:s text:c="6"/></text:p>
      <text:p text:style-name="P20"><text:span text:style-name="T35"><text:s text:c="2"/></text:span><text:span text:style-name="T39">F</text:span><text:span text:style-name="T40">oodBeverage:</text:span></text:p>
      <text:p text:style-name="P9"><text:s text:c="4"/>Attributes:</text:p>
      <text:p text:style-name="P23"><text:span text:style-name="T17"><text:s text:c="6"/></text:span><text:span text:style-name="T10">item_</text:span><text:span text:style-name="T9">n</text:span><text:span text:style-name="T6">ame</text:span><text:span text:style-name="T25"> </text:span><text:span text:style-name="T65">(key)</text:span><text:span text:style-name="T25">: name of </text:span><text:span text:style-name="T29">food or beverage</text:span><text:span text:style-name="T25"> e.g. meatloaf</text:span></text:p>
      <text:p text:style-name="P20"><text:span text:style-name="T45"><text:s text:c="6"/></text:span><text:span text:style-name="T46">s</text:span><text:span text:style-name="T44">erving_size</text:span><text:span text:style-name="T46">: </text:span><text:span text:style-name="T47">how many multiples of a serving size were </text:span><text:span text:style-name="T48">eaten</text:span></text:p>
      <text:p text:style-name="P20"><text:span text:style-name="T48"><text:s text:c="6"/></text:span><text:span text:style-name="T49">calories: how many calories were in the food/beverage</text:span></text:p>
      <text:p text:style-name="P20"><text:span text:style-name="T49"/></text:p>
      <text:p text:style-name="P20"><text:span text:style-name="T49"><text:s text:c="2"/></text:span><text:span text:style-name="T41">Eats:</text:span></text:p>
      <text:p text:style-name="P20"><text:span text:style-name="T41"><text:s text:c="4"/></text:span><text:span text:style-name="T51">Attributes:</text:span></text:p>
      <text:p text:style-name="P23"><text:span text:style-name="T25"><text:s text:c="6"/></text:span><text:span text:style-name="T9">date_consumed</text:span><text:span text:style-name="T29"> </text:span><text:span text:style-name="T66">(key)</text:span><text:span text:style-name="T26">: the date and time a meal was eaten</text:span></text:p>
      <text:p text:style-name="P23"><text:span text:style-name="T26"><text:s text:c="6"/></text:span><text:span text:style-name="T10">user_ID</text:span><text:span text:style-name="T30"> </text:span><text:span text:style-name="T68">(</text:span><text:span text:style-name="T67">discriminator</text:span><text:span text:style-name="T68">)</text:span><text:span text:style-name="T70">: ID of user logging workout</text:span></text:p>
      <text:p text:style-name="P23"><text:span text:style-name="T70"><text:s text:c="6"/></text:span><text:span text:style-name="T73">item_</text:span><text:span text:style-name="T74">n</text:span><text:span text:style-name="T75">ame</text:span><text:span text:style-name="T71"> </text:span><text:span text:style-name="T65">(</text:span><text:span text:style-name="T67">discriminator</text:span><text:span text:style-name="T65">)</text:span><text:span text:style-name="T71">: name of </text:span><text:span text:style-name="T72">food or beverage</text:span><text:span text:style-name="T71"> </text:span><text:span text:style-name="T70">eaten</text:span></text:p>
      <text:p text:style-name="P23"><text:span text:style-name="T70"><text:s text:c="6"/>num_servings: amount of servings consumed</text:span></text:p>
      <text:p text:style-name="P23"><text:span text:style-name="T70"/></text:p>
      <text:p text:style-name="P23"><text:span text:style-name="T70"/></text:p>
      <text:p text:style-name="P23"><text:span text:style-name="T70"/></text:p>
      <text:p text:style-name="P23"><text:span text:style-name="T70"/></text:p>
      <text:p text:style-name="P23"><text:span text:style-name="T70"/></text:p>
      <text:p text:style-name="P10"/>
      <text:p text:style-name="P10"><text:soft-page-break/><text:s text:c="2"/>Nutritional Info:</text:p>
      <text:p text:style-name="P3"><text:span text:style-name="T14"><text:s text:c="4"/></text:span><text:span text:style-name="T19">Attributes:</text:span></text:p>
      <text:p text:style-name="P23"><text:span text:style-name="T19"><text:s text:c="6"/></text:span><text:span text:style-name="T10">item_name</text:span><text:span text:style-name="T30"> </text:span><text:span text:style-name="T68">(</text:span><text:span text:style-name="T67">discriminator</text:span><text:span text:style-name="T68">)</text:span><text:span text:style-name="T70">: name of food item FoodBeverage table</text:span></text:p>
      <text:p text:style-name="P20"><text:span text:style-name="T50"><text:s text:c="6"/></text:span><text:span text:style-name="T58">nutrient_name</text:span><text:span text:style-name="T60"> </text:span><text:span text:style-name="T61">(discriminator)</text:span><text:span text:style-name="T50">: </text:span><text:span text:style-name="T51">name of nutrient from Nutrients <text:tab/><text:tab/><text:tab/><text:tab/>table</text:span></text:p>
      <text:p text:style-name="P5"><text:span text:style-name="T20"><text:s text:c="6"/></text:span><text:span text:style-name="T24">nutrient_amount</text:span><text:span text:style-name="T23">: </text:span><text:span text:style-name="T18">how m</text:span><text:span text:style-name="T24">uch of each nutrient is in a food item</text:span></text:p>
      <text:p text:style-name="P33"><text:span text:style-name="T55"><text:s text:c="6"/></text:span></text:p>
      <text:p text:style-name="P30"><text:span text:style-name="T52"/></text:p>
      <text:p text:style-name="P30"><text:span text:style-name="T52"><text:s text:c="2"/></text:span><text:span text:style-name="T57">Nutrients:</text:span></text:p>
      <text:p text:style-name="P30"><text:span text:style-name="T57"><text:s text:c="4"/></text:span><text:span text:style-name="T53">Attributes:</text:span></text:p>
      <text:p text:style-name="P30"><text:span text:style-name="T53"><text:s text:c="6"/></text:span><text:span text:style-name="T59">nutrient_name</text:span><text:span text:style-name="T54"> (key): name of specified nutrient</text:span></text:p>
      <text:p text:style-name="P31"><text:span text:style-name="T54"><text:s text:c="6"/></text:span><text:span text:style-name="T52">r</text:span><text:span text:style-name="T55">ecommended_daily: </text:span><text:span text:style-name="T56">recommended amount servings</text:span></text:p>
      <text:p text:style-name="P31"><text:span text:style-name="T52"><text:s text:c="6"/>macro_micro: choice of type of nutrient</text:span></text:p>
      <text:p text:style-name="P37"><text:span text:style-name="T52"/></text:p>
      <text:p text:style-name="P26"/>
      <text:p text:style-name="P7"><text:s/></text:p>
      <text:p text:style-name="P12">Relationships:</text:p>
      <text:p text:style-name="P11"/>
      <text:p text:style-name="P11"><text:s text:c="2"/>User <text:span text:style-name="T16">completes </text:span>Workout</text:p>
      <text:p text:style-name="P11"><text:s text:c="2"/>User <text:span text:style-name="T16">logs </text:span>Weight</text:p>
      <text:p text:style-name="P36"><text:span text:style-name="T36"><text:s text:c="2"/>User </text:span><text:span text:style-name="T42">eats </text:span><text:span text:style-name="T36">F</text:span><text:span text:style-name="T37">oodBeverage</text:span></text:p>
      <text:p text:style-name="P36"><text:span text:style-name="T37"><text:s text:c="2"/></text:span><text:span text:style-name="T41">FoodBeverage </text:span><text:span text:style-name="T51">is </text:span><text:span text:style-name="T41">Eaten (Eats)</text:span></text:p>
      <text:p text:style-name="P16"><text:span text:style-name="T12"><text:s text:c="2"/>Food and Beverage </text:span><text:span text:style-name="T16">contains </text:span><text:span text:style-name="T12">NutritionalInfo</text:span></text:p>
      <text:p text:style-name="P28"><text:span text:style-name="T12"><text:s text:c="2"/>NutritionalInfo </text:span><text:span text:style-name="T24">contains </text:span><text:span text:style-name="T15">Nutrients</text:span></text:p>
      <text:p text:style-name="P16"><text:span text:style-name="T12"><text:s text:c="2"/></text:span></text:p>
      <text:p text:style-name="P15"/>
      <text:p text:style-name="P13">Cardinality:</text:p>
      <text:p text:style-name="P13"/>
      <text:p text:style-name="P14"><text:s text:c="2"/>User <text:span text:style-name="T16">can complete only 1 of many </text:span>Workouts</text:p>
      <text:p text:style-name="P35"><text:span text:style-name="T38"><text:s text:c="2"/>User </text:span><text:span text:style-name="T43">can eat only 1 of many </text:span><text:span text:style-name="T38">F</text:span><text:span text:style-name="T37">oodBeverage</text:span><text:span text:style-name="T38"> </text:span><text:span text:style-name="T43">at a time</text:span></text:p>
      <text:p text:style-name="P34"><text:span text:style-name="T43"><text:s text:c="2"/></text:span><text:span text:style-name="T51">Each <text:s/></text:span><text:span text:style-name="T38">FoodBeverage </text:span><text:span text:style-name="T51">can be </text:span><text:span text:style-name="T41">Eaten (Eats) </text:span><text:span text:style-name="T51">many times</text:span></text:p>
      <text:p text:style-name="P14"><text:s text:c="2"/><text:span text:style-name="T21">Each</text:span><text:span text:style-name="T16"> </text:span>FoodBeverage <text:span text:style-name="T16">have many values of </text:span>Nutritional Info</text:p>
      <text:p text:style-name="P14"><text:s text:c="2"/><text:span text:style-name="T69">NutritionalInfo </text:span><text:span text:style-name="T24">can contain many </text:span><text:span text:style-name="T69">Nutrients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2" svg:font-family="'Arial Unicode MS'" style:font-family-generic="swiss"/>
    <style:font-face style:name="Courier New1" svg:font-family="'Courier New'" style:font-family-generic="moder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style:font-name="Calibri" fo:font-family="Calibri" style:font-family-generic="roman" style:font-pitch="variable" fo:font-size="11pt" style:font-name-asian="Tahoma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ourier New1" officeooo:rsid="000fbf37" officeooo:paragraph-rsid="001a5763"/>
    </style:style>
    <style:style style:name="MP2" style:family="paragraph" style:parent-style-name="Default">
      <style:paragraph-properties fo:text-align="start" style:justify-single-word="false"/>
      <style:text-properties style:font-name="Courier New" fo:font-size="12pt" officeooo:rsid="000fbf37" officeooo:paragraph-rsid="000fbf37" style:font-size-asian="12pt" style:font-size-complex="12pt"/>
    </style:style>
    <style:style style:name="MP3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1" fo:font-size="12pt" fo:letter-spacing="normal" fo:font-style="normal" fo:font-weight="normal" officeooo:rsid="000fbf37" officeooo:paragraph-rsid="000fbf37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officeooo:paragraph-rsid="000fbf37"/>
    </style:style>
    <style:style style:name="MP5" style:family="paragraph" style:parent-style-name="Standard">
      <style:paragraph-properties fo:text-align="center" style:justify-single-word="false"/>
      <style:text-properties officeooo:rsid="001a5763" officeooo:paragraph-rsid="001a5763"/>
    </style:style>
    <style:style style:name="MP6" style:family="paragraph" style:parent-style-name="Standard">
      <style:paragraph-properties fo:text-align="center" style:justify-single-word="false"/>
      <style:text-properties style:font-name="Courier New1" officeooo:rsid="000ee298" officeooo:paragraph-rsid="001a5763"/>
    </style:style>
    <style:style style:name="MT1" style:family="text">
      <style:text-properties officeooo:rsid="001a5763"/>
    </style:style>
    <style:style style:name="MT2" style:family="text">
      <style:text-properties fo:font-variant="normal" fo:text-transform="none" fo:color="#000000" style:font-name="Courier New1" fo:font-size="12pt" fo:letter-spacing="normal" fo:font-style="normal" fo:font-weight="normal" officeooo:rsid="000ee298" style:font-size-asian="12pt" style:font-size-complex="12pt"/>
    </style:style>
    <style:style style:name="MT3" style:family="text">
      <style:text-properties fo:font-variant="normal" fo:text-transform="none" fo:color="#000000" style:font-name="Courier New1" fo:font-size="12pt" fo:letter-spacing="normal" fo:font-style="normal" fo:font-weight="normal" officeooo:rsid="001a5763" style:font-size-asian="12pt" style:font-size-complex="12pt"/>
    </style:style>
    <style:style style:name="MT4" style:family="text">
      <style:text-properties fo:font-variant="normal" fo:text-transform="none" fo:color="#000000" style:font-name="Courier New1" fo:font-size="12pt" fo:letter-spacing="normal" fo:font-style="normal" fo:font-weight="normal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<text:span text:style-name="MT1">uhan Clan</text:span></text:p>
        <text:p text:style-name="MP2">z1758575, z1818828, <text:s/>z1822037, z1799041, z1845428</text:p>
        <text:p text:style-name="MP3"><text:bookmark text:name="anonymous_element_7"/>Professor Jon Lehuta</text:p>
        <text:p text:style-name="MP3">CSCI-466 <text:s text:c="15"/></text:p>
        <text:p text:style-name="MP4"><text:span text:style-name="MT2">CSCI -466 G</text:span><text:span text:style-name="MT3">roup Project</text:span></text:p>
        <text:p text:style-name="MP5"><text:span text:style-name="MT3">F</text:span><text:span text:style-name="MT4">itness Tracker </text:span></text:p>
        <text:p text:style-name="MP6">S<text:span text:style-name="MT1">chema and Descriptions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6T10:25:20.922973049</meta:creation-date>
    <dc:date>2020-04-27T12:05:24.351000000</dc:date>
    <meta:editing-duration>PT3H10M51S</meta:editing-duration>
    <meta:editing-cycles>21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63" meta:word-count="302" meta:character-count="2321" meta:non-whitespace-character-count="1812"/>
  </office:meta>
</office:document-meta>
</file>